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/>
      <text:p text:style-name="Standard"/>
      <text:p text:style-name="Standard"><draw:frame draw:style-name="fr1" draw:name="Object1" text:anchor-type="paragraph" svg:width="3.9366in" svg:height="3.9366in" draw:z-index="0"><draw:floating-frame xlink:href="/tmp/helloWorld.odt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Bart Hanssens</meta:initial-creator>
    <meta:creation-date>2009-10-02T23:40:33</meta:creation-date>
    <meta:document-statistic meta:table-count="0" meta:image-count="0" meta:object-count="1" meta:page-count="1" meta:paragraph-count="1" meta:word-count="2" meta:character-count="11"/>
    <dc:date>2009-10-02T23:46:43</dc:date>
    <dc:creator>Bart Hanssens</dc:creator>
    <meta:editing-duration>PT00H06M10S</meta:editing-duration>
    <meta:editing-cycles>1</meta:editing-cycles>
    <meta:generator>OpenOffice.org/3.1$Uni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